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01cm"/>
    </style:style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4" style:family="table-column">
      <style:table-column-properties fo:break-before="auto" style:column-width="1.048cm"/>
    </style:style>
    <style:style style:name="co15" style:family="table-column">
      <style:table-column-properties fo:break-before="auto" style:column-width="2.926cm"/>
    </style:style>
    <style:style style:name="co16" style:family="table-column">
      <style:table-column-properties fo:break-before="auto" style:column-width="2.228cm"/>
    </style:style>
    <style:style style:name="co17" style:family="table-column">
      <style:table-column-properties fo:break-before="auto" style:column-width="1.468cm"/>
    </style:style>
    <style:style style:name="co18" style:family="table-column">
      <style:table-column-properties fo:break-before="auto" style:column-width="2.514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25cm"/>
    </style:style>
    <style:style style:name="co21" style:family="table-column">
      <style:table-column-properties fo:break-before="auto" style:column-width="3.149cm"/>
    </style:style>
    <style:style style:name="co22" style:family="table-column">
      <style:table-column-properties fo:break-before="auto" style:column-width="2.401cm"/>
    </style:style>
    <style:style style:name="co24" style:family="table-column">
      <style:table-column-properties fo:break-before="auto" style:column-width="2.99cm"/>
    </style:style>
    <style:style style:name="co26" style:family="table-column">
      <style:table-column-properties fo:break-before="auto" style:column-width="3.175cm"/>
    </style:style>
    <style:style style:name="co27" style:family="table-column">
      <style:table-column-properties fo:break-before="auto" style:column-width="3.281cm"/>
    </style:style>
    <style:style style:name="co28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3.092cm"/>
    </style:style>
    <style:style style:name="co34" style:family="table-column">
      <style:table-column-properties fo:break-before="auto" style:column-width="2.371cm"/>
    </style:style>
    <style:style style:name="co35" style:family="table-column">
      <style:table-column-properties fo:break-before="auto" style:column-width="3.44cm"/>
    </style:style>
    <style:style style:name="co36" style:family="table-column">
      <style:table-column-properties fo:break-before="auto" style:column-width="2.903cm"/>
    </style:style>
    <style:style style:name="co37" style:family="table-column">
      <style:table-column-properties fo:break-before="auto" style:column-width="2.533cm"/>
    </style:style>
    <style:style style:name="co38" style:family="table-column">
      <style:table-column-properties fo:break-before="auto" style:column-width="2.778cm"/>
    </style:style>
    <style:style style:name="co39" style:family="table-column">
      <style:table-column-properties fo:break-before="auto" style:column-width="2.434cm"/>
    </style:style>
    <style:style style:name="co40" style:family="table-column">
      <style:table-column-properties fo:break-before="auto" style:column-width="2.752cm"/>
    </style:style>
    <style:style style:name="co41" style:family="table-column">
      <style:table-column-properties fo:break-before="auto" style:column-width="3.724cm"/>
    </style:style>
    <style:style style:name="co42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42cm" fo:break-before="auto" style:use-optimal-row-height="false"/>
    </style:style>
    <style:style style:name="ta6" style:family="table" style:master-page-name="PageStyle_5f_Nick_27_s_20_Team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4" style:family="table" style:master-page-name="PageStyle_5f_Ben_27_s_20_Team">
      <style:table-properties table:display="true" style:writing-mode="lr-tb"/>
    </style:style>
    <style:style style:name="ta5" style:family="table" style:master-page-name="PageStyle_5f_Matt_27_s_20_Team">
      <style:table-properties table:display="true" style:writing-mode="lr-tb"/>
    </style:style>
    <style:style style:name="ta7" style:family="table" style:master-page-name="PageStyle_5f_Andrew_27_s_20_Team">
      <style:table-properties table:display="true" style:writing-mode="lr-tb"/>
    </style:style>
    <style:style style:name="ta8" style:family="table" style:master-page-name="PageStyle_5f_Tyler_27_s_20_Team">
      <style:table-properties table:display="true" style:writing-mode="lr-tb"/>
    </style:style>
    <style:style style:name="ta9" style:family="table" style:master-page-name="PageStyle_5f_Evan_27_s_20_Team">
      <style:table-properties table:display="true" style:writing-mode="lr-tb"/>
    </style:style>
    <style:style style:name="ta12" style:family="table" style:master-page-name="PageStyle_5f_Graham_27_s_20_Team">
      <style:table-properties table:display="true" style:writing-mode="lr-tb"/>
    </style:style>
    <style:style style:name="ta13" style:family="table" style:master-page-name="PageStyle_5f_Sam_27_s_20_Team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4" table:print="false">
        <office:forms form:automatic-focus="false" form:apply-design-mode="false"/>
        <table:table-column table:style-name="co14" table:default-cell-style-name="Default"/>
        <table:table-column table:style-name="co2" table:default-cell-style-name="ce1"/>
        <table:table-column table:style-name="co15" table:default-cell-style-name="ce1"/>
        <table:table-column table:style-name="co13" table:default-cell-style-name="ce26"/>
        <table:table-column table:style-name="co16" table:default-cell-style-name="ce26"/>
        <table:table-column table:style-name="co17" table:default-cell-style-name="Default"/>
        <table:table-column table:style-name="co2" table:number-columns-repeated="2" table:default-cell-style-name="ce1"/>
        <table:table-column table:style-name="co18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6" office:value-type="float" office:value="3575000">
            <text:p>3,5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194000">
            <text:p>3,1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4750000">
            <text:p>4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38000">
            <text:p>5,53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table:style-name="ce26" office:value-type="float" office:value="1369000">
            <text:p>1,369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Ward</text:p>
          </table:table-cell>
          <table:table-cell table:style-name="Default" office:value-type="float" office:value="3275000">
            <text:p>3275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6" table:formula="of:=SUM([.I1:.I15])" office:value-type="float" office:value="69551000">
            <text:p>69,551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3193000">
            <text:p>113,19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20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21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F</text:p>
          </table:table-cell>
          <table:table-cell office:value-type="string">
            <text:p>R Rakell</text:p>
          </table:table-cell>
          <table:table-cell office:value-type="float" office:value="849000">
            <text:p>849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71226000">
            <text:p>71,226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 table:style-name="ce28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37">
            <text:p>1637</text:p>
          </table:table-cell>
          <table:table-cell office:value-type="string">
            <text:p>G</text:p>
          </table:table-cell>
          <table:table-cell office:value-type="string">
            <text:p>A Nilsson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5532000">
            <text:p>115,53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7" table:print="false">
        <office:forms form:automatic-focus="false" form:apply-design-mode="false"/>
        <table:table-column table:style-name="co22" table:default-cell-style-name="Default"/>
        <table:table-column table:style-name="co22" table:default-cell-style-name="ce1"/>
        <table:table-column table:style-name="co24" table:default-cell-style-name="ce1"/>
        <table:table-column table:style-name="co26" table:default-cell-style-name="ce26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7" table:default-cell-style-name="ce1"/>
        <table:table-column table:style-name="co24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 table:number-columns-repeated="249"/>
        </table:table-row>
        <table:table-row table:style-name="ro5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5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 table:number-columns-repeated="249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7" office:value-type="float" office:value="3333000">
            <text:p>3,33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7" office:value-type="float" office:value="3333000">
            <text:p>3,333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6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67143000">
            <text:p>67,14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394">
            <text:p>23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Nurse</text:p>
          </table:table-cell>
          <table:table-cell table:style-name="Default" office:value-type="float" office:value="1538000">
            <text:p>1538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G</text:p>
          </table:table-cell>
          <table:table-cell office:value-type="string">
            <text:p>M Neuvirth</text:p>
          </table:table-cell>
          <table:table-cell office:value-type="float" office:value="1625000">
            <text:p>1,6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5793000">
            <text:p>95,79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156000">
            <text:p>68,1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8" table:default-cell-style-name="ce7"/>
        <table:table-column table:style-name="co2" table:default-cell-style-name="ce7"/>
        <table:table-column table:style-name="co2" table:number-columns-repeated="2" table:default-cell-style-name="Default"/>
        <table:table-column table:style-name="co33" table:default-cell-style-name="ce5"/>
        <table:table-column table:style-name="co34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925">
            <text:p>19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Jenner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670">
            <text:p>670</text:p>
          </table:table-cell>
          <table:table-cell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1970">
            <text:p>197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6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58659000">
            <text:p>58,659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6" office:value-type="float" office:value="1850000">
            <text:p>1,85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76647000">
            <text:p>76,647,000.00</text:p>
          </table:table-cell>
          <table:table-cell table:style-name="ce1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style-name="ce5"/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/>
          <table:table-cell table:number-columns-repeated="251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style-name="ce5"/>
          <table:table-cell table:number-columns-repeated="251"/>
        </table:table-row>
      </table:table>
      <table:table table:name="Evan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36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office:value-type="float" office:value="1407">
            <text:p>14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Johannson</text:p>
          </table:table-cell>
          <table:table-cell table:style-name="Default" office:value-type="float" office:value="3750000">
            <text:p>37500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6714000">
            <text:p>56,714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284">
            <text:p>1284</text:p>
          </table:table-cell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4353000">
            <text:p>94,353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8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8933000">
            <text:p>68,933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D</text:p>
          </table:table-cell>
          <table:table-cell office:value-type="string">
            <text:p>A Edler</text:p>
          </table:table-cell>
          <table:table-cell office:value-type="float" office:value="6000000">
            <text:p>6,0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5881333">
            <text:p>105,881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3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8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39" table:default-cell-style-name="ce1"/>
        <table:table-column table:style-name="co40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8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F</text:p>
          </table:table-cell>
          <table:table-cell office:value-type="string">
            <text:p>M Cammaleri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3775000">
            <text:p>3,7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2099">
            <text:p>20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L Domingue</text:p>
          </table:table-cell>
          <table:table-cell table:style-name="Default" office:value-type="float" office:value="605000">
            <text:p>6050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64572000">
            <text:p>64,572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7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099">
            <text:p>20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L Domingue</text:p>
          </table:table-cell>
          <table:table-cell table:style-name="Default" office:value-type="float" office:value="605000">
            <text:p>6050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1014000">
            <text:p>91,01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4" table:print="false">
        <office:forms form:automatic-focus="false" form:apply-design-mode="false"/>
        <table:table-column table:style-name="co19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row table:style-name="ro9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9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9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9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9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9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Evan's 4th</text:p>
          </table:table-cell>
        </table:table-row>
        <table:table-row table:style-name="ro9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Evan's 3rd</text:p>
          </table:table-cell>
        </table:table-row>
        <table:table-row table:style-name="ro9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9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9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9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9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9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9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3"/>
        </table:table-row>
        <table:table-row table:style-name="ro9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9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9115000">
            <text:p>79,115,000.00</text:p>
          </table:table-cell>
          <table:table-cell table:number-columns-repeated="3"/>
        </table:table-row>
        <table:table-row table:style-name="ro9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6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9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9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9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9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9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9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9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5673000">
            <text:p>115,673,000.00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9" table:number-rows-repeated="1048547">
          <table:table-cell table:number-columns-repeated="12"/>
        </table:table-row>
        <table:table-row table:style-name="ro9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2016-02-08</text:date>, <text:time>21:3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02-08T21:37:56</dc:date>
    <dc:creator>Ben Miller</dc:creator>
    <meta:editing-duration>P163DT4H26M35S</meta:editing-duration>
    <meta:editing-cycles>361</meta:editing-cycles>
    <meta:document-statistic meta:table-count="11" meta:cell-count="2513" meta:object-count="0"/>
    <meta:user-defined meta:name=""/>
  </office:meta>
</office:document-meta>
</file>